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P2" style:family="paragraph" style:parent-style-name="Standard">
      <style:text-properties officeooo:paragraph-rsid="00901224"/>
    </style:style>
    <style:style style:name="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4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7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8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Muli" fo:font-size="12pt" style:text-underline-style="solid" style:text-underline-width="auto" style:text-underline-color="font-color" fo:font-weight="bold" officeooo:rsid="0071e4dc" officeooo:paragraph-rsid="0071e4dc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Muli" fo:font-size="14pt" fo:font-weight="bold" officeooo:rsid="000a0675" officeooo:paragraph-rsid="00901224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Muli" fo:font-size="12pt" officeooo:paragraph-rsid="0090122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Muli" fo:font-size="12pt" officeooo:paragraph-rsid="00901224" style:font-size-asian="12pt" style:font-size-complex="12pt"/>
    </style:style>
    <style:style style:name="P14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P15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7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9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3e6909" officeooo:paragraph-rsid="003e6909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6fe9cd" officeooo:paragraph-rsid="006fe9cd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Muli" fo:font-size="10pt" fo:font-style="italic" style:text-underline-style="none" officeooo:rsid="003e6909" officeooo:paragraph-rsid="003e6909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font-name="Muli" fo:font-size="10pt" fo:font-style="italic" style:text-underline-style="none" officeooo:rsid="006fe9cd" officeooo:paragraph-rsid="006fe9cd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Muli" fo:font-size="10pt" fo:font-style="italic" officeooo:rsid="003fd2bd" officeooo:paragraph-rsid="004b9554" style:font-size-asian="10pt" style:font-style-asian="italic" style:font-size-complex="10pt" style:font-style-complex="italic"/>
    </style:style>
    <style:style style:name="P29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30" style:family="paragraph" style:parent-style-name="Table_20_Contents">
      <style:text-properties style:font-name="Muli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32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33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34" style:family="paragraph" style:parent-style-name="Table_20_Contents">
      <style:text-properties style:font-name="Muli" fo:font-size="10pt" officeooo:rsid="004b9554" officeooo:paragraph-rsid="004b9554" style:font-size-asian="10pt" style:font-size-complex="10pt"/>
    </style:style>
    <style:style style:name="P35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36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37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8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9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40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41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42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45" style:family="paragraph" style:parent-style-name="Frame_20_contents">
      <style:text-properties officeooo:rsid="006c4fd6" officeooo:paragraph-rsid="006c4fd6"/>
    </style:style>
    <style:style style:name="P46" style:family="paragraph" style:parent-style-name="Table_20_Contents">
      <style:text-properties style:font-name="Muli" fo:font-size="10pt" officeooo:rsid="0093c24e" officeooo:paragraph-rsid="0093c24e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46e68" style:font-weight-asian="normal" style:font-weight-complex="normal"/>
    </style:style>
    <style:style style:name="T4" style:family="text">
      <style:text-properties fo:font-weight="normal" officeooo:rsid="00704455" style:font-weight-asian="normal" style:font-weight-complex="normal"/>
    </style:style>
    <style:style style:name="T5" style:family="text">
      <style:text-properties fo:font-weight="normal" officeooo:rsid="001cf0ee" style:font-weight-asian="normal" style:font-weight-complex="normal"/>
    </style:style>
    <style:style style:name="T6" style:family="text">
      <style:text-properties officeooo:rsid="00808767"/>
    </style:style>
    <style:style style:name="T7" style:family="text">
      <style:text-properties style:font-name="Muli" fo:font-size="10pt" officeooo:rsid="008733e1" style:font-size-asian="10pt" style:font-size-complex="10pt"/>
    </style:style>
    <style:style style:name="T8" style:family="text">
      <style:text-properties style:font-name="Muli" fo:font-size="10pt" officeooo:rsid="009376b2" style:font-size-asian="10pt" style:font-size-complex="10pt"/>
    </style:style>
    <style:style style:name="T9" style:family="text">
      <style:text-properties officeooo:rsid="004b9554"/>
    </style:style>
    <style:style style:name="T10" style:family="text">
      <style:text-properties officeooo:rsid="0046a437"/>
    </style:style>
    <style:style style:name="T11" style:family="text">
      <style:text-properties officeooo:rsid="004ca516"/>
    </style:style>
    <style:style style:name="T12" style:family="text">
      <style:text-properties style:font-name-asian="Droid Sans Fallback" style:font-name-complex="FreeSans"/>
    </style:style>
    <style:style style:name="T13" style:family="text">
      <style:text-properties officeooo:rsid="0050da03" style:font-name-asian="Droid Sans Fallback" style:font-name-complex="FreeSans"/>
    </style:style>
    <style:style style:name="T14" style:family="text">
      <style:text-properties officeooo:rsid="005363cb" style:font-name-asian="Droid Sans Fallback" style:font-name-complex="FreeSans"/>
    </style:style>
    <style:style style:name="T15" style:family="text">
      <style:text-properties officeooo:rsid="00794014" style:font-name-asian="Droid Sans Fallback" style:font-name-complex="FreeSans"/>
    </style:style>
    <style:style style:name="T16" style:family="text">
      <style:text-properties style:font-name-asian="Metropolis1" style:font-name-complex="Metropolis1"/>
    </style:style>
    <style:style style:name="T17" style:family="text">
      <style:text-properties style:text-underline-style="none" style:font-name-asian="Droid Sans Fallback" style:font-name-complex="FreeSans"/>
    </style:style>
    <style:style style:name="T18" style:family="text">
      <style:text-properties officeooo:rsid="008733e1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NDA TERIMA PEMBAYARAN</text:p>
      <text:p text:style-name="P43"><text:text-input text:description="&lt;o.name&gt;"># VOUCHER</text:text-input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25271595424">
          <table:table-cell table:style-name="Table3.A1" office:value-type="string">
            <text:p text:style-name="P20">Tanggal Pembayaran</text:p>
            <text:p text:style-name="P24">Payment Date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time.strftime('%d-%b-%Y', time.strptime(o.date_voucher, '%Y-%m-%d'))&gt;">DATE VOUCHER</text:text-input></text:p>
          </table:table-cell>
        </table:table-row>
        <table:table-row table:style-name="TableLine94325270228160">
          <table:table-cell table:style-name="Table3.A1" office:value-type="string">
            <text:p text:style-name="P21">Metode Pembayaran</text:p>
            <text:p text:style-name="P22">Payment Method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46"><text:span text:style-name="T18">C</text:span>ek</text:p>
          </table:table-cell>
        </table:table-row>
        <table:table-row table:style-name="TableLine94325270218592">
          <table:table-cell table:style-name="Table3.A1" office:value-type="string">
            <text:p text:style-name="P19">Sudah <text:span text:style-name="T9">dibayarkan ke</text:span></text:p>
            <text:p text:style-name="P23"><text:span text:style-name="T9">Paid</text:span> <text:span text:style-name="T9">To</text:span>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o.partner_id and o.partner_id.commercial_partner_id.name or '-'&gt;">PARTNER</text:text-input></text:p>
          </table:table-cell>
        </table:table-row>
        <table:table-row table:style-name="TableLine94325270232800">
          <table:table-cell table:style-name="Table3.A1" office:value-type="string">
            <text:p text:style-name="P40">Banyaknya</text:p>
            <text:p text:style-name="P25">Amount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get_terbilang(o.amount)&gt;">TERBILANG</text:text-input></text:p>
          </table:table-cell>
        </table:table-row>
        <table:table-row table:style-name="TableLine94325271677264">
          <table:table-cell table:style-name="Table3.A1" office:value-type="string">
            <text:p text:style-name="P40">Untuk Pembayaran</text:p>
            <text:p text:style-name="P25">For Payment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8"><text:text-input text:description="&lt;o.description&gt;">DESCRIPTION</text:text-input>, <text:span text:style-name="T11">dengan rincian sebagai berikut:</text:span></text:p>
            <text:p text:style-name="P38"><text:text-input text:description="&lt;for each=&quot;detail in o.line_ids&quot;&gt;">START LOOP</text:text-input></text:p>
            <text:p text:style-name="P32"><text:span text:style-name="T16">▪</text:span><text:span text:style-name="T12"> </text:span><text:span text:style-name="T12"><text:text-input text:description="&lt;detail.name&gt;">DESKRIPSI</text:text-input></text:span><text:span text:style-name="T12"><text:s/></text:span><text:span text:style-name="T17"><text:text-input text:description="&lt;o.currency_id.symbol&gt;">CUR</text:text-input></text:span><text:span text:style-name="T17">. </text:span><text:span text:style-name="T12"><text:text-input text:description="&lt;formatLang(detail.amount_after_tax)&gt;">AMOUNT</text:text-input></text:span><text:span text:style-name="T12"><text:s/></text:span><text:span text:style-name="T12"><text:text-input text:description="&lt;if test=&quot;detail.move_line_id&quot;&gt;">IF MOVE LINE</text:text-input></text:span><text:span text:style-name="T15">(</text:span><text:span text:style-name="T13">Ref: </text:span><text:span text:style-name="T13"><text:text-input text:description="&lt;detail.move_line_id and detail.move_line_id.move_id.name or &quot;-&quot;&gt;">REF</text:text-input></text:span><text:span text:style-name="T13"><text:s/></text:span><text:span text:style-name="T14">Tgl. </text:span><text:span text:style-name="T14"><text:text-input text:description="&lt;time.strftime('%d-%b-%Y', time.strptime(detail.move_line_id.move_id.date, '%Y-%m-%d'))&gt;">TGL</text:text-input></text:span><text:span text:style-name="T17">) </text:span><text:span text:style-name="T17"><text:text-input text:description="&lt;/if&gt;">END IF</text:text-input></text:span></text:p>
            <text:p text:style-name="P44"><text:text-input text:description="&lt;/for&gt;">END LOOP</text:text-input></text:p>
          </table:table-cell>
        </table:table-row>
        <table:table-row table:style-name="TableLine94325271664032">
          <table:table-cell table:style-name="Table3.A6" office:value-type="string">
            <text:p text:style-name="P5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0"/>
          </table:table-cell>
        </table:table-row>
      </table:table>
      <text:p text:style-name="P7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325271665344">
          <table:table-cell table:style-name="Table4.A1" office:value-type="string">
            <text:p text:style-name="P33">Disiapkan Oleh</text:p>
            <text:p text:style-name="P26">Prepared By</text:p>
          </table:table-cell>
          <table:table-cell table:style-name="Table4.A1" office:value-type="string">
            <text:p text:style-name="P34">Diterima Oleh</text:p>
            <text:p text:style-name="P27">Received By</text:p>
          </table:table-cell>
          <table:table-cell table:style-name="Table4.A1" office:value-type="string">
            <text:p text:style-name="P34">Mengeluarkan</text:p>
            <text:p text:style-name="P28"><text:span text:style-name="T9">Paid</text:span> By</text:p>
          </table:table-cell>
          <table:table-cell table:style-name="Table4.A1" office:value-type="string">
            <text:p text:style-name="P35">Mengetahui</text:p>
            <text:p text:style-name="P29"><text:span text:style-name="T10">Approved</text:span> By</text:p>
          </table:table-cell>
        </table:table-row>
        <table:table-row table:style-name="TableLine94325271693120"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</table:table-row>
        <table:table-row table:style-name="TableLine94325271693760">
          <table:table-cell table:style-name="Table4.A1" office:value-type="string">
            <text:p text:style-name="P30"><text:text-input text:description="&lt;o.create_uid.name&gt;">PREPARED BY</text:text-input></text:p>
          </table:table-cell>
          <table:table-cell table:style-name="Table4.A1" office:value-type="string">
            <text:p text:style-name="P36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42"/>
          </table:table-cell>
        </table:table-row>
        <table:table-row table:style-name="TableLine94325271694672">
          <table:table-cell table:style-name="Table4.A4" office:value-type="string">
            <text:p text:style-name="P30"/>
          </table:table-cell>
          <table:table-cell table:style-name="Table4.A4" office:value-type="string">
            <text:p text:style-name="P36"/>
          </table:table-cell>
          <table:table-cell table:style-name="Table4.A4" office:value-type="string">
            <text:p text:style-name="P39"/>
          </table:table-cell>
          <table:table-cell table:style-name="Table4.A4" office:value-type="string">
            <text:p text:style-name="P37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901224" style:font-size-asian="1.75pt" style:font-size-complex="2pt"/>
    </style:style>
    <style:style style:name="MP2" style:family="paragraph" style:parent-style-name="Standard">
      <style:text-properties officeooo:paragraph-rsid="00901224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901224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901224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901224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901224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901224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4325271375936">
            <table:table-cell table:style-name="Table5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5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325271553616">
            <table:table-cell table:style-name="Table1.A1" office:value-type="string">
              <text:p text:style-name="MP10">Tanda Terima Pembayaran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6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8-06T14:50:56.293925161</dc:date>
    <meta:editing-duration>PT8H1M53S</meta:editing-duration>
    <meta:editing-cycles>133</meta:editing-cycles>
    <meta:generator>LibreOffice/6.4.7.2$Linux_X86_64 LibreOffice_project/40$Build-2</meta:generator>
    <meta:document-statistic meta:table-count="4" meta:image-count="0" meta:object-count="0" meta:page-count="1" meta:paragraph-count="44" meta:word-count="185" meta:character-count="691" meta:non-whitespace-character-count="629"/>
  </office:meta>
</office:document-meta>
</file>